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cket Gap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Delay (ms)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4010" calcext:value-type="float">
            <text:p>16401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011" calcext:value-type="float">
            <text:p>164011</text:p>
          </table:table-cell>
          <table:table-cell office:value-type="float" office:value="19816" calcext:value-type="float">
            <text:p>19816</text:p>
          </table:table-cell>
          <table:table-cell office:value-type="float" office:value="144195" calcext:value-type="float">
            <text:p>144195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ed to get successful test ru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011" calcext:value-type="float">
            <text:p>164011</text:p>
          </table:table-cell>
          <table:table-cell office:value-type="float" office:value="42136" calcext:value-type="float">
            <text:p>42136</text:p>
          </table:table-cell>
          <table:table-cell office:value-type="float" office:value="121875" calcext:value-type="float">
            <text:p>121875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ome runs had ack timeouts of up to 1 whole seco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011" calcext:value-type="float">
            <text:p>164011</text:p>
          </table:table-cell>
          <table:table-cell office:value-type="float" office:value="14512" calcext:value-type="float">
            <text:p>14512</text:p>
          </table:table-cell>
          <table:table-cell office:value-type="float" office:value="149499" calcext:value-type="float">
            <text:p>14949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obably overloaded by requ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0:54:58.163057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6T20:59:54.096408438</dc:date>
    <meta:editing-duration>PT37M34S</meta:editing-duration>
    <meta:editing-cycles>7</meta:editing-cycles>
    <meta:generator>LibreOffice/6.1.5.2$Linux_X86_64 LibreOffice_project/10$Build-2</meta:generator>
    <meta:document-statistic meta:table-count="1" meta:cell-count="228" meta:object-count="0"/>
  </office:meta>
</office:document-meta>
</file>